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/>
    </style:style>
    <style:style style:name="P3" style:parent-style-name="Normale" style:family="paragraph">
      <style:text-properties fo:font-size="16pt" style:font-size-asian="16pt" style:font-size-complex="16pt"/>
    </style:style>
    <style:style style:name="T4" style:parent-style-name="Car.predefinitoparagrafo" style:family="text">
      <style:text-properties fo:font-size="16pt" style:font-size-asian="16pt" style:font-size-complex="16pt"/>
    </style:style>
    <style:style style:name="T5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6" style:parent-style-name="Car.predefinitoparagrafo" style:family="text">
      <style:text-properties fo:font-size="16pt" style:font-size-asian="16pt" style:font-size-complex="16pt"/>
    </style:style>
    <style:style style:name="T7" style:parent-style-name="Car.predefinitoparagrafo" style:family="text">
      <style:text-properties fo:font-size="16pt" style:font-size-asian="16pt" style:font-size-complex="16pt"/>
    </style:style>
    <style:style style:name="T8" style:parent-style-name="Car.predefinitoparagrafo" style:family="text">
      <style:text-properties fo:font-size="16pt" style:font-size-asian="16pt" style:font-size-complex="16pt"/>
    </style:style>
    <style:style style:name="T9" style:parent-style-name="Collegamentoipertestuale" style:family="text">
      <style:text-properties style:font-name="Calibri" style:font-name-asian="Calibri" style:font-name-complex="Calibri" fo:font-size="16pt" style:font-size-asian="16pt" style:font-size-complex="16pt"/>
    </style:style>
    <style:style style:name="T10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11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12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13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14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15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16" style:parent-style-name="Car.predefinitoparagrafo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T17" style:parent-style-name="Car.predefinitoparagrafo" style:family="text">
      <style:text-properties style:font-name="Calibri" style:font-name-asian="Calibri" style:font-name-complex="Calibri" fo:font-style="italic" style:font-style-asian="italic" style:font-style-complex="italic" fo:font-size="18pt" style:font-size-asian="18pt" style:font-size-complex="18pt"/>
    </style:style>
    <style:style style:name="T18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19" style:parent-style-name="Car.predefinitoparagrafo" style:family="text">
      <style:text-properties style:font-name="Calibri" style:font-name-asian="Calibri" style:font-name-complex="Calibri" fo:font-size="20pt" style:font-size-asian="20pt" style:font-size-complex="20pt"/>
    </style:style>
    <style:style style:name="T20" style:parent-style-name="Car.predefinitoparagrafo" style:family="text">
      <style:text-properties style:font-name="Calibri" style:font-name-asian="Calibri" style:font-name-complex="Calibri" fo:font-weight="bold" style:font-weight-asian="bold" style:font-weight-complex="bold" fo:font-size="20pt" style:font-size-asian="20pt" style:font-size-complex="20pt"/>
    </style:style>
    <style:style style:name="T21" style:parent-style-name="Car.predefinitoparagrafo" style:family="text">
      <style:text-properties style:font-name="Calibri" style:font-name-asian="Calibri" style:font-name-complex="Calibri" fo:font-weight="bold" style:font-weight-asian="bold" style:font-weight-complex="bold" fo:font-size="20pt" style:font-size-asian="20pt" style:font-size-complex="20pt"/>
    </style:style>
    <style:style style:name="T22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23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24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25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26" style:parent-style-name="Car.predefinitoparagrafo" style:family="text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T27" style:parent-style-name="Car.predefinitoparagrafo" style:family="text">
      <style:text-properties style:font-name="Calibri" style:font-name-asian="Calibri" style:font-name-complex="Calibri" fo:font-weight="bold" style:font-weight-asian="bold" style:font-weight-complex="bold" fo:font-size="16pt" style:font-size-asian="16pt" style:font-size-complex="16pt"/>
    </style:style>
    <style:style style:name="T28" style:parent-style-name="Car.predefinitoparagrafo" style:family="text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T29" style:parent-style-name="Car.predefinitoparagrafo" style:family="text">
      <style:text-properties style:font-name="Calibri" style:font-name-asian="Calibri" style:font-name-complex="Calibri" fo:font-weight="bold" style:font-weight-asian="bold" style:font-weight-complex="bold" fo:font-size="16pt" style:font-size-asian="16pt" style:font-size-complex="16pt"/>
    </style:style>
    <style:style style:name="T30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31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32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33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34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35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36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P37" style:parent-style-name="Normale" style:family="paragraph">
      <style:text-properties style:font-name="Calibri" style:font-name-asian="Calibri" style:font-name-complex="Calibri" fo:font-size="16pt" style:font-size-asian="16pt" style:font-size-complex="16pt"/>
    </style:style>
    <style:style style:name="T38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39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40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41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42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43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44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45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46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  <style:style style:name="T47" style:parent-style-name="Car.predefinitoparagrafo" style:family="text">
      <style:text-properties style:font-name="Calibri" style:font-name-asian="Calibri" style:font-name-complex="Calibri" fo:font-size="16pt" style:font-size-asian="16pt" style:font-size-complex="16pt"/>
    </style:style>
  </office:automatic-styles>
  <office:body>
    <office:text text:use-soft-page-breaks="true">
      <text:p text:style-name="P1">Istallazione Tello<text:s/>Per Linux</text:p>
      <text:p text:style-name="P3">Il programma funziona con Python 2 quindi bisogna per prima cosa istallare python 2 sul proprio pc.</text:p>
      <text:p text:style-name="Normale"><text:span text:style-name="T4">In seguito per l’istallazione bisogna seguire i seguenti passaggi:</text:span></text:p>
      <text:p text:style-name="Normale"><text:span text:style-name="T5">1)</text:span><text:span text:style-name="T6"><text:s/></text:span><text:span text:style-name="T7">A</text:span><text:span text:style-name="T8">ndare al link<text:s/></text:span><text:a xlink:href="https://github.com/dji-sdk/Tello-Python" office:target-frame-name="_top" xlink:show="replace"><text:span text:style-name="T9">https://github.com/dji-sdk/Tello-Python</text:span></text:a><text:span text:style-name="T10"><text:s/>e scaricare<text:s/></text:span><text:span text:style-name="T11">la cartella che appare.</text:span></text:p>
      <text:p text:style-name="Normale"><text:span text:style-name="T12">2</text:span><text:span text:style-name="T13">) Estrarre il file zip scaricato e aprire la cartella,</text:span><text:span text:style-name="T14"><text:s/>e successivamente</text:span><text:span text:style-name="T15"><text:s/>entrare nella cartella<text:s/></text:span><text:span text:style-name="T16">Tello_Video</text:span><text:span text:style-name="T17"><text:s/></text:span><text:span text:style-name="T18">e poi in quella</text:span><text:span text:style-name="T19"><text:s/></text:span><text:span text:style-name="T20">Install</text:span><text:span text:style-name="T21">.</text:span></text:p>
      <text:p text:style-name="Normale"><text:span text:style-name="T22">3</text:span><text:span text:style-name="T23">)<text:s/></text:span><text:span text:style-name="T24">Aprire <text:s/>il terminale e scrivere<text:s/></text:span><text:span text:style-name="T25"><text:s text:c="2"/>il comando<text:s/></text:span><text:span text:style-name="T26">“ chmod +x</text:span><text:span text:style-name="T27"><text:s/></text:span><text:span text:style-name="T28">linux_install.sh</text:span><text:span text:style-name="T29">”<text:s/></text:span><text:span text:style-name="T30">e<text:s/></text:span><text:span text:style-name="T31">pre</text:span><text:span text:style-name="T32">m</text:span><text:span text:style-name="T33">ere<text:s/></text:span><text:span text:style-name="T34">il tasto<text:s/></text:span><text:span text:style-name="T35">invio</text:span><text:span text:style-name="T36">, in questo modo inizierà l’istallazione.</text:span></text:p>
      <text:p text:style-name="P37">4)<text:s/>Dopo qualche istante d’attesa terminerà l’istallazione.</text:p>
      <text:p text:style-name="Normale"><text:span text:style-name="T38">6)<text:s/></text:span><text:span text:style-name="T39">Una volta terminata</text:span><text:span text:style-name="T40"><text:s/>l’installazione</text:span><text:span text:style-name="T41"><text:s/>per far funzionare il drone bisognerà</text:span><text:span text:style-name="T42"><text:s/></text:span><text:span text:style-name="T43">eseguire il<text:s/></text:span><text:span text:style-name="T44"><text:s/>fil</text:span><text:span text:style-name="T45">e main.py</text:span><text:span text:style-name="T46"><text:s/>contenuto nella cartell</text:span><text:span text:style-name="T47">a tello_video.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Intestazione" style:family="paragraph">
      <style:paragraph-properties fo:text-align="center"/>
      <style:text-properties fo:font-size="20pt" style:font-size-asian="20pt" style:font-size-complex="20pt"/>
    </style:style>
  </office:automatic-styles>
  <office:master-styles>
    <style:master-page style:name="MP0" style:page-layout-name="PL0">
      <style:header>
        <text:p text:style-name="P2">Casasso Andre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</meta:initial-creator>
    <dc:creator>Andrea</dc:creator>
    <meta:creation-date>2019-12-15T17:54:00Z</meta:creation-date>
    <dc:date>2019-12-15T18:31:00Z</dc:date>
    <meta:template xlink:href="Normal.dotm" xlink:type="simple"/>
    <meta:editing-cycles>1</meta:editing-cycles>
    <meta:editing-duration>PT2160S</meta:editing-duration>
    <meta:document-statistic meta:page-count="1" meta:paragraph-count="1" meta:word-count="123" meta:character-count="826" meta:row-count="5" meta:non-whitespace-character-count="704"/>
  </office:meta>
</office:document-meta>
</file>